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pt" style:use-optimal-column-width="true"/>
    </style:style>
    <style:style style:name="ACOL-2" style:family="table-column">
      <style:table-column-properties style:column-width="152.2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102.8pt" style:use-optimal-column-width="false"/>
    </style:style>
    <style:style style:name="ACOL-7" style:family="table-column">
      <style:table-column-properties style:column-width="59.24pt" style:use-optimal-column-width="true"/>
    </style:style>
    <style:style style:name="ACOL-8" style:family="table-column">
      <style:table-column-properties style:column-width="65.25pt" style:use-optimal-column-width="true"/>
    </style:style>
    <style:style style:name="ACOL-9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 table:number-columns-repeated="2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1"/>
        <table:table-column table:default-cell-style-name="ACE-0" table:style-name="ACOL-6"/>
        <table:table-column table:default-cell-style-name="ACE-0" table:style-name="ACOL-1"/>
        <table:table-column table:default-cell-style-name="ACE-0" table:style-name="ACOL-7"/>
        <table:table-column table:default-cell-style-name="ACE-0" table:style-name="ACOL-1" table:number-columns-repeated="5"/>
        <table:table-column table:default-cell-style-name="ACE-0" table:style-name="ACOL-8"/>
        <table:table-column table:default-cell-style-name="ACE-0" table:style-name="ACOL-0" table:number-columns-repeated="231"/>
        <table:table-column table:style-name="ACOL-0" table:number-columns-repeated="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104-10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2860">
            <text:p>128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? - N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150000000000006">
            <text:p>−84.15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17-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1530">
            <text:p>1153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280000000000001">
            <text:p>−83.28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25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1955">
            <text:p>11955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379999999999995">
            <text:p>−83.38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51-5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2330">
            <text:p>1233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609999999999999">
            <text:p>−83.61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1X-1W_98-10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2643">
            <text:p>12643</text:p>
          </table:table-cell>
          <table:table-cell table:style-name="ACE-2" office:value-type="float" office:value="158">
            <text:p>158</text:p>
          </table:table-cell>
          <table:table-cell table:style-name="ACE-0" office:value-type="string">
            <text:p>Coral - Platygyra pini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4.109999999999999">
            <text:p>−84.11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3R-1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020">
            <text:p>14020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040000000000006">
            <text:p>−86.04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3R-CC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680">
            <text:p>1468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040000000000006">
            <text:p>−86.04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4R-1W_7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3465">
            <text:p>13465</text:p>
          </table:table-cell>
          <table:table-cell table:style-name="ACE-2" office:value-type="float" office:value="208">
            <text:p>208</text:p>
          </table:table-cell>
          <table:table-cell table:style-name="ACE-0" office:value-type="string">
            <text:p>Coral - Hydnoph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3.519999999999996">
            <text:p>−93.52</text:p>
          </table:table-cell>
          <table:table-cell table:style-name="ACE-0" office:value-type="float" office:value="15.02">
            <text:p>15.02</text:p>
          </table:table-cell>
          <table:table-cell table:style-name="ACE-0" office:value-type="float" office:value="15.02">
            <text:p>1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5R-1W_1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4688">
            <text:p>14688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Coral - Platygy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530000000000001">
            <text:p>−94.53</text:p>
          </table:table-cell>
          <table:table-cell table:style-name="ACE-0" office:value-type="float" office:value="15.01">
            <text:p>15.01</text:p>
          </table:table-cell>
          <table:table-cell table:style-name="ACE-0" office:value-type="float" office:value="15.01">
            <text:p>1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6R-1W_0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577">
            <text:p>15577</text:p>
          </table:table-cell>
          <table:table-cell table:style-name="ACE-0" office:value-type="float" office:value="73">
            <text:p>73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41">
            <text:p>−105.41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6R-1W_1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980">
            <text:p>1498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41">
            <text:p>−105.41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6R-1W_1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146">
            <text:p>17146</text:p>
          </table:table-cell>
          <table:table-cell table:style-name="ACE-2" office:value-type="float" office:value="11">
            <text:p>1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48">
            <text:p>−105.4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6R-1W_6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3687">
            <text:p>13687</text:p>
          </table:table-cell>
          <table:table-cell table:style-name="ACE-0" office:value-type="float" office:value="68">
            <text:p>68</text:p>
          </table:table-cell>
          <table:table-cell table:style-name="ACE-0" office:value-type="string">
            <text:p>Coral - Fungi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5.47">
            <text:p>−105.47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7R-1W_12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73">
            <text:p>17473</text:p>
          </table:table-cell>
          <table:table-cell table:style-name="ACE-2" office:value-type="float" office:value="15">
            <text:p>15</text:p>
          </table:table-cell>
          <table:table-cell table:style-name="ACE-0" office:value-type="string">
            <text:p>Coral - Acropora (humilis <text:s/>grp.)?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53">
            <text:p>−106.5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7R-1W_15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150">
            <text:p>151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56">
            <text:p>−106.5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7R-CCW_0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410">
            <text:p>1541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66">
            <text:p>−106.6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7R-CCW_5-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445">
            <text:p>1544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6.72">
            <text:p>−106.72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8R-1W_3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350">
            <text:p>15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7.45">
            <text:p>−107.4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8R-CCW_10-1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927">
            <text:p>15927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7.7">
            <text:p>−107.7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9R-1W_12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610">
            <text:p>166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34">
            <text:p>−108.34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09R-1W_18-2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161">
            <text:p>17161</text:p>
          </table:table-cell>
          <table:table-cell table:style-name="ACE-2" office:value-type="float" office:value="80">
            <text:p>8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41">
            <text:p>−108.41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194">
            <text:p>19194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47">
            <text:p>−108.47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207">
            <text:p>19207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47">
            <text:p>−108.47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34">
            <text:p>1923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3">
            <text:p>−108.5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09R-CC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239">
            <text:p>19239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8.53">
            <text:p>−108.53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0R-1W_19-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45">
            <text:p>1694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41">
            <text:p>−109.41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0R-1W_8-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4122">
            <text:p>14122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29000000000001">
            <text:p>−109.29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1R-1W_11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160">
            <text:p>1716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31999999999999">
            <text:p>−110.32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1R-1W_15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9694">
            <text:p>19694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0.34999999999999">
            <text:p>−110.35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2R-1W_12-2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927">
            <text:p>16927</text:p>
          </table:table-cell>
          <table:table-cell table:style-name="ACE-0" office:value-type="float" office:value="96">
            <text:p>96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6">
            <text:p>−111.86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2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450">
            <text:p>174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75">
            <text:p>−111.75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2R-1W_7-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055">
            <text:p>1705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78">
            <text:p>−111.7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2R-1W_7-1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6978">
            <text:p>16978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78">
            <text:p>−111.78</text:p>
          </table:table-cell>
          <table:table-cell table:style-name="ACE-0" office:value-type="float" office:value="5.04">
            <text:p>5.04</text:p>
          </table:table-cell>
          <table:table-cell table:style-name="ACE-0" office:value-type="float" office:value="5.04">
            <text:p>5.04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3R-1W_21-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514">
            <text:p>20514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3000000000001">
            <text:p>−112.9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3R-1W_24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23">
            <text:p>16923</text:p>
          </table:table-cell>
          <table:table-cell table:style-name="ACE-2" office:value-type="float" office:value="96">
            <text:p>96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2.97">
            <text:p>−112.97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3R-CCW_0-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540">
            <text:p>1754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05">
            <text:p>−113.05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3R-CCW_7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730">
            <text:p>1773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09999999999999">
            <text:p>−113.1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float" office:value="5.0300000000000002">
            <text:p>5.0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1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936">
            <text:p>20936</text:p>
          </table:table-cell>
          <table:table-cell table:style-name="ACE-2" office:value-type="float" office:value="17">
            <text:p>17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719999999999999">
            <text:p>−99.72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27-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812">
            <text:p>20812</text:p>
          </table:table-cell>
          <table:table-cell table:style-name="ACE-2" office:value-type="float" office:value="9">
            <text:p>9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980000000000004">
            <text:p>−99.98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30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43">
            <text:p>20843</text:p>
          </table:table-cell>
          <table:table-cell table:style-name="ACE-0" office:value-type="float" office:value="21">
            <text:p>21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01000000000001">
            <text:p>−100.0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33-3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899">
            <text:p>20899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05">
            <text:p>−100.05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5R-1W_42-4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930">
            <text:p>20930</text:p>
          </table:table-cell>
          <table:table-cell table:style-name="ACE-2" office:value-type="float" office:value="4">
            <text:p>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15000000000001">
            <text:p>−100.15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5R-CCW_7-1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265">
            <text:p>1826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6000000000001">
            <text:p>−100.26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6R-1W_41-4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390">
            <text:p>1839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12">
            <text:p>−101.12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6R-1W_5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1046">
            <text:p>21046</text:p>
          </table:table-cell>
          <table:table-cell table:style-name="ACE-2" office:value-type="float" office:value="7">
            <text:p>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79000000000001">
            <text:p>−100.79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6R-1W_5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1094">
            <text:p>21094</text:p>
          </table:table-cell>
          <table:table-cell table:style-name="ACE-2" office:value-type="float" office:value="6">
            <text:p>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79000000000001">
            <text:p>−100.79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7R-1W_3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854">
            <text:p>17854</text:p>
          </table:table-cell>
          <table:table-cell table:style-name="ACE-2" office:value-type="float" office:value="104">
            <text:p>104</text:p>
          </table:table-cell>
          <table:table-cell table:style-name="ACE-0" office:value-type="string">
            <text:p>Coral - Seriat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999999999999">
            <text:p>−101.74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float" office:value="20.010000000000002">
            <text:p>20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8R-1W_14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465">
            <text:p>1846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86">
            <text:p>−101.86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19R-1W_0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2168">
            <text:p>22168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72">
            <text:p>−102.7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19R-1W_17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8620">
            <text:p>186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88">
            <text:p>−102.88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20R-1W_1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015">
            <text:p>19015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81999999999999">
            <text:p>−103.8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20R-1W_50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834">
            <text:p>18834</text:p>
          </table:table-cell>
          <table:table-cell table:style-name="ACE-2" office:value-type="float" office:value="73">
            <text:p>73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22">
            <text:p>−104.22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1R-1W_9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2411">
            <text:p>22411</text:p>
          </table:table-cell>
          <table:table-cell table:style-name="ACE-2" office:value-type="float" office:value="5">
            <text:p>5</text:p>
          </table:table-cell>
          <table:table-cell table:style-name="ACE-0" office:value-type="string">
            <text:p>Coral - Favites (F. abdita gr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81">
            <text:p>−104.81</text:p>
          </table:table-cell>
          <table:table-cell table:style-name="ACE-0" office:value-type="float" office:value="41">
            <text:p>41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5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600">
            <text:p>236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Coral - Porites/Mont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9.88">
            <text:p>−129.88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5R-CCW_2-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3224">
            <text:p>23224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Coral? - Unknown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9.88">
            <text:p>−129.88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3A-26X-CCW_5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4274">
            <text:p>24274</text:p>
          </table:table-cell>
          <table:table-cell table:style-name="ACE-0" office:value-type="float" office:value="82">
            <text:p>82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0.77000000000001">
            <text:p>−130.77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7R-1W_24-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7486">
            <text:p>27486</text:p>
          </table:table-cell>
          <table:table-cell table:style-name="ACE-2" office:value-type="float" office:value="167">
            <text:p>167</text:p>
          </table:table-cell>
          <table:table-cell table:style-name="ACE-0" office:value-type="string">
            <text:p>Coral - Porites/Monti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1.94999999999999">
            <text:p>−131.95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2R-1W_1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0875">
            <text:p>1087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620000000000005">
            <text:p>−95.6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2R-1W_17-2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3690">
            <text:p>136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790000000000006">
            <text:p>−95.79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2R-1W_17-21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3809">
            <text:p>13809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780000000000001">
            <text:p>−95.78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2R-1W_26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4110">
            <text:p>141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1.88">
            <text:p>−111.88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float" office:value="5.1600000000000001">
            <text:p>5.1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114-1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240">
            <text:p>1524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45999999999999">
            <text:p>−114.46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22-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750">
            <text:p>147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53">
            <text:p>−113.5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31-4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950">
            <text:p>149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?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66">
            <text:p>−113.66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56-6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871">
            <text:p>14871</text:p>
          </table:table-cell>
          <table:table-cell table:style-name="ACE-2" office:value-type="float" office:value="57">
            <text:p>57</text:p>
          </table:table-cell>
          <table:table-cell table:style-name="ACE-0" office:value-type="string">
            <text:p>Coral - Seriat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88">
            <text:p>−113.88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70-7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015">
            <text:p>1501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04000000000001">
            <text:p>−114.04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79-8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070">
            <text:p>1507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12">
            <text:p>−114.12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1W_83-9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5320">
            <text:p>15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4.17">
            <text:p>−114.17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A-03R-AW_63-6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4899">
            <text:p>14899</text:p>
          </table:table-cell>
          <table:table-cell table:style-name="ACE-2" office:value-type="float" office:value="81">
            <text:p>8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3.94">
            <text:p>−113.94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1R-1W_5-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1640">
            <text:p>11640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65000000000001">
            <text:p>−113.65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1R-CCW_5-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0694">
            <text:p>10694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3.65000000000001">
            <text:p>−113.65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3R-1W_7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385">
            <text:p>15385</text:p>
          </table:table-cell>
          <table:table-cell table:style-name="ACE-2" office:value-type="float" office:value="90">
            <text:p>9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91">
            <text:p>−109.91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3R-1W_7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5650">
            <text:p>1565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9.91">
            <text:p>−109.91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float" office:value="10.529999999999999">
            <text:p>10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4R-1W_0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005">
            <text:p>170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27">
            <text:p>−118.2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4R-1W_16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816">
            <text:p>16816</text:p>
          </table:table-cell>
          <table:table-cell table:style-name="ACE-2" office:value-type="float" office:value="129">
            <text:p>129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41">
            <text:p>−118.4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4R-1W_20-2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132">
            <text:p>17132</text:p>
          </table:table-cell>
          <table:table-cell table:style-name="ACE-2" office:value-type="float" office:value="68">
            <text:p>68</text:p>
          </table:table-cell>
          <table:table-cell table:style-name="ACE-0" office:value-type="string">
            <text:p>Coral - Mon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45">
            <text:p>−118.4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4R-1W_3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95">
            <text:p>1699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28">
            <text:p>−118.2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4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100">
            <text:p>20100</text:p>
          </table:table-cell>
          <table:table-cell table:style-name="ACE-2" office:value-type="float" office:value="200">
            <text:p>20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73">
            <text:p>−118.7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5R-1W_0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810">
            <text:p>1681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65000000000001">
            <text:p>−118.6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5R-1W_13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266">
            <text:p>17266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78">
            <text:p>−118.7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5R-1W_1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910">
            <text:p>19910</text:p>
          </table:table-cell>
          <table:table-cell table:style-name="ACE-2" office:value-type="float" office:value="37">
            <text:p>37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76000000000001">
            <text:p>−118.76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105-1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612">
            <text:p>17612</text:p>
          </table:table-cell>
          <table:table-cell table:style-name="ACE-2" office:value-type="float" office:value="54">
            <text:p>54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4.79000000000001">
            <text:p>−124.7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83">
            <text:p>17483</text:p>
          </table:table-cell>
          <table:table-cell table:style-name="ACE-2" office:value-type="float" office:value="63">
            <text:p>63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8.98">
            <text:p>−118.9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28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6950">
            <text:p>16950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04000000000001">
            <text:p>−119.0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54-5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270">
            <text:p>1727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28">
            <text:p>−119.28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64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50">
            <text:p>1745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39">
            <text:p>−119.3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64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410">
            <text:p>17410</text:p>
          </table:table-cell>
          <table:table-cell table:style-name="ACE-2" office:value-type="float" office:value="92">
            <text:p>9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39">
            <text:p>−119.3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6R-1W_64-67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400">
            <text:p>17400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19.39">
            <text:p>−119.39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7R-1W_16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17833">
            <text:p>17833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5.41">
            <text:p>−125.4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7R-1W_23-2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7935">
            <text:p>1793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5.48">
            <text:p>−125.48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7R-1W_5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472">
            <text:p>20472</text:p>
          </table:table-cell>
          <table:table-cell table:style-name="ACE-2" office:value-type="float" office:value="78">
            <text:p>78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5.3">
            <text:p>−125.3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8R-2W_15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131">
            <text:p>19131</text:p>
          </table:table-cell>
          <table:table-cell table:style-name="ACE-2" office:value-type="float" office:value="96">
            <text:p>9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7.97">
            <text:p>−127.9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8R-2W_25-2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855">
            <text:p>18855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?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06999999999999">
            <text:p>−128.0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8R-2W_73-7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8701">
            <text:p>18701</text:p>
          </table:table-cell>
          <table:table-cell table:style-name="ACE-2" office:value-type="float" office:value="99">
            <text:p>99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53999999999999">
            <text:p>−128.54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8R-2W_75-8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19500">
            <text:p>1950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Dipsastre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28.56999999999999">
            <text:p>−128.57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4B-09R-1W_14-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20326">
            <text:p>20326</text:p>
          </table:table-cell>
          <table:table-cell table:style-name="ACE-0" office:value-type="float" office:value="6">
            <text:p>6</text:p>
          </table:table-cell>
          <table:table-cell table:style-name="ACE-0" office:value-type="string">
            <text:p>Coral - Acropora (humili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29.61000000000001">
            <text:p>−129.61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2.23">
            <text:p>2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09R-1W_56-5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0340">
            <text:p>2034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Bioclast - Halimed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0">
            <text:p>−130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2.23">
            <text:p>2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1R-1W_41-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385">
            <text:p>1238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180000000000007">
            <text:p>−86.18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1R-1W_56-5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50">
            <text:p>1265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310000000000002">
            <text:p>−86.31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1R-2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20">
            <text:p>12620</text:p>
          </table:table-cell>
          <table:table-cell table:style-name="ACE-2" office:value-type="float" office:value="30">
            <text:p>30</text:p>
          </table:table-cell>
          <table:table-cell table:style-name="ACE-0" office:value-type="string">
            <text:p>Coral - Porites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510000000000005">
            <text:p>−86.51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1R-CCW_4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820">
            <text:p>1282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Merulinidae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510000000000005">
            <text:p>−86.51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10.23">
            <text:p>10.2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0-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165">
            <text:p>1316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90000000000006">
            <text:p>−96.2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23-32A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281">
            <text:p>13281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519999999999996">
            <text:p>−96.52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23-32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354">
            <text:p>13354</text:p>
          </table:table-cell>
          <table:table-cell table:style-name="ACE-2" office:value-type="float" office:value="129">
            <text:p>129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519999999999996">
            <text:p>−96.52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2-7A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074">
            <text:p>13074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90000000000006">
            <text:p>−96.2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2-7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950">
            <text:p>12950</text:p>
          </table:table-cell>
          <table:table-cell table:style-name="ACE-0" office:value-type="float" office:value="52">
            <text:p>52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90000000000006">
            <text:p>−96.29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41-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255">
            <text:p>132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80000000000007">
            <text:p>−96.68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41-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324">
            <text:p>13324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680000000000007">
            <text:p>−96.68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49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498">
            <text:p>13498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760000000000005">
            <text:p>−96.76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2R-1W_56-5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670">
            <text:p>136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Acropora or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19999999999993">
            <text:p>−96.82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2R-1W_8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264">
            <text:p>15264</text:p>
          </table:table-cell>
          <table:table-cell table:style-name="ACE-2" office:value-type="float" office:value="69">
            <text:p>69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79999999999995">
            <text:p>−96.38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float" office:value="2.5299999999999998">
            <text:p>2.5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0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05">
            <text:p>1350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gr. humilis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280000000000001">
            <text:p>−97.2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101-10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35">
            <text:p>135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280000000000001">
            <text:p>−98.2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123-12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800">
            <text:p>138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- Stylophora pisti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5.989999999999995">
            <text:p>−95.99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3R-1W_17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314">
            <text:p>15314</text:p>
          </table:table-cell>
          <table:table-cell table:style-name="ACE-2" office:value-type="float" office:value="27">
            <text:p>27</text:p>
          </table:table-cell>
          <table:table-cell table:style-name="ACE-0" office:value-type="string">
            <text:p>Coral - Acropora (humils <text:s/>grp.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480000000000004">
            <text:p>−97.4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38-4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435">
            <text:p>134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670000000000002">
            <text:p>−97.67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3R-1W_46-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570">
            <text:p>15570</text:p>
          </table:table-cell>
          <table:table-cell table:style-name="ACE-2" office:value-type="float" office:value="72">
            <text:p>72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730000000000004">
            <text:p>−97.73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46-5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41">
            <text:p>13641</text:p>
          </table:table-cell>
          <table:table-cell table:style-name="ACE-2" office:value-type="float" office:value="130">
            <text:p>130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75">
            <text:p>−97.75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64-7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45">
            <text:p>1354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30000000000007">
            <text:p>−97.93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7-1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290">
            <text:p>1329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340000000000003">
            <text:p>−97.34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71-7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465">
            <text:p>1346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80000000000004">
            <text:p>−97.98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75-7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835">
            <text:p>1383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19999999999996">
            <text:p>−98.0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1W_83-10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55">
            <text:p>1365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 - Acropora gr. hum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170000000000002">
            <text:p>−98.17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float" office:value="2.6200000000000001">
            <text:p>2.6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80">
            <text:p>1368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200000000000003">
            <text:p>−96.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789">
            <text:p>13789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19999999999993">
            <text:p>−96.32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30-33A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654">
            <text:p>13654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79999999999995">
            <text:p>−96.38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30-33Algae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96">
            <text:p>13596</text:p>
          </table:table-cell>
          <table:table-cell table:style-name="ACE-2" office:value-type="float" office:value="84">
            <text:p>84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379999999999995">
            <text:p>−96.38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32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595">
            <text:p>13595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400000000000006">
            <text:p>−96.4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48-5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040">
            <text:p>14040</text:p>
          </table:table-cell>
          <table:table-cell table:style-name="ACE-2" office:value-type="float" office:value="70">
            <text:p>70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560000000000002">
            <text:p>−96.5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80-84A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06">
            <text:p>14106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90000000000001">
            <text:p>−96.89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80-84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4150">
            <text:p>1415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890000000000001">
            <text:p>−96.89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3R-2W_87-9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75">
            <text:p>14175</text:p>
          </table:table-cell>
          <table:table-cell table:style-name="ACE-2" office:value-type="float" office:value="545">
            <text:p>5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6.950000000000003">
            <text:p>−96.95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float" office:value="5.0599999999999996">
            <text:p>5.0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883">
            <text:p>15883</text:p>
          </table:table-cell>
          <table:table-cell table:style-name="ACE-2" office:value-type="float" office:value="22">
            <text:p>2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829999999999998">
            <text:p>−97.8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5942">
            <text:p>15942</text:p>
          </table:table-cell>
          <table:table-cell table:style-name="ACE-2" office:value-type="float" office:value="12">
            <text:p>12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829999999999998">
            <text:p>−97.8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0-1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5974">
            <text:p>15974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829999999999998">
            <text:p>−97.8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19-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336">
            <text:p>14336</text:p>
          </table:table-cell>
          <table:table-cell table:style-name="ACE-2" office:value-type="float" office:value="48">
            <text:p>4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7.950000000000003">
            <text:p>−97.9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125">
            <text:p>14125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">
            <text:p>−9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23-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225">
            <text:p>14225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">
            <text:p>−9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28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076">
            <text:p>14076</text:p>
          </table:table-cell>
          <table:table-cell table:style-name="ACE-2" office:value-type="float" office:value="48">
            <text:p>48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049999999999997">
            <text:p>−98.0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35-4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4290">
            <text:p>14290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129999999999995">
            <text:p>−98.1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35-4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8463">
            <text:p>18463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129999999999995">
            <text:p>−98.1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39-4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343">
            <text:p>20343</text:p>
          </table:table-cell>
          <table:table-cell table:style-name="ACE-2" office:value-type="float" office:value="69">
            <text:p>69</text:p>
          </table:table-cell>
          <table:table-cell table:style-name="ACE-0" office:value-type="string">
            <text:p>Coral - Seriat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159999999999997">
            <text:p>−98.1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57-5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500">
            <text:p>20500</text:p>
          </table:table-cell>
          <table:table-cell table:style-name="ACE-2" office:value-type="float" office:value="110">
            <text:p>110</text:p>
          </table:table-cell>
          <table:table-cell table:style-name="ACE-0" office:value-type="string">
            <text:p>Coral - Tubipora mus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29999999999998">
            <text:p>−98.3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60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000">
            <text:p>1900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379999999999995">
            <text:p>−98.3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70-8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8452">
            <text:p>18452</text:p>
          </table:table-cell>
          <table:table-cell table:style-name="ACE-2" office:value-type="float" office:value="137">
            <text:p>137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5">
            <text:p>−98.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70-8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379">
            <text:p>19379</text:p>
          </table:table-cell>
          <table:table-cell table:style-name="ACE-2" office:value-type="float" office:value="97">
            <text:p>97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5">
            <text:p>−98.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70-80b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419">
            <text:p>19419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line algae - aA1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5">
            <text:p>−98.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80-8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229">
            <text:p>19229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560000000000002">
            <text:p>−98.5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84-90A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417">
            <text:p>19417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line algae?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620000000000005">
            <text:p>−98.6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1W_84-90Algae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278">
            <text:p>19278</text:p>
          </table:table-cell>
          <table:table-cell table:style-name="ACE-2" office:value-type="float" office:value="123">
            <text:p>123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620000000000005">
            <text:p>−98.6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1W_98-10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3911">
            <text:p>23911</text:p>
          </table:table-cell>
          <table:table-cell table:style-name="ACE-2" office:value-type="float" office:value="16">
            <text:p>1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760000000000005">
            <text:p>−98.76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106-1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9750">
            <text:p>197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920000000000002">
            <text:p>−99.9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140-14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1060">
            <text:p>210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25">
            <text:p>−100.2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150-1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9690">
            <text:p>19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oral - Tubipora musica or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1999999999999">
            <text:p>−100.3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23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0435">
            <text:p>2043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Tub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099999999999994">
            <text:p>−99.1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23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8450">
            <text:p>1845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099999999999994">
            <text:p>−99.1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9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9180">
            <text:p>191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8.930000000000007">
            <text:p>−98.9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_91-9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005">
            <text:p>20005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739999999999995">
            <text:p>−99.7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4R-2W_99-10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3974">
            <text:p>23974</text:p>
          </table:table-cell>
          <table:table-cell table:style-name="ACE-2" office:value-type="float" office:value="194">
            <text:p>19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9.840000000000003">
            <text:p>−99.8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R_150-1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4190">
            <text:p>24190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1999999999999">
            <text:p>−100.3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4R-2WR_150-15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960">
            <text:p>209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 - Tubipora mus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31999999999999">
            <text:p>−100.3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0680">
            <text:p>206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0.77">
            <text:p>−100.7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34-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730">
            <text:p>2073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09999999999999">
            <text:p>−101.1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52-5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255">
            <text:p>2025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3">
            <text:p>−101.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74-7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087">
            <text:p>21087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5">
            <text:p>−101.5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1W_96-10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9178">
            <text:p>19178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73">
            <text:p>−101.73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2W_0-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2705">
            <text:p>22705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1.98">
            <text:p>−101.98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2W_24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0725">
            <text:p>20725</text:p>
          </table:table-cell>
          <table:table-cell table:style-name="ACE-2" office:value-type="float" office:value="95">
            <text:p>9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22">
            <text:p>−102.22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2W_26-2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1440">
            <text:p>214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2">
            <text:p>−102.2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2W_49-5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585">
            <text:p>21585</text:p>
          </table:table-cell>
          <table:table-cell table:style-name="ACE-2" office:value-type="float" office:value="100">
            <text:p>10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47">
            <text:p>−102.47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5R-3W_0-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4800">
            <text:p>24800</text:p>
          </table:table-cell>
          <table:table-cell table:style-name="ACE-2" office:value-type="float" office:value="300">
            <text:p>300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69">
            <text:p>−102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5R-CCW_0-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830">
            <text:p>21830</text:p>
          </table:table-cell>
          <table:table-cell table:style-name="ACE-2" office:value-type="float" office:value="120">
            <text:p>120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2.69">
            <text:p>−102.6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float" office:value="5.0899999999999999">
            <text:p>5.0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6R-1W_0-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3790">
            <text:p>23790</text:p>
          </table:table-cell>
          <table:table-cell table:style-name="ACE-2" office:value-type="float" office:value="75">
            <text:p>7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27">
            <text:p>−103.27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6R-1W_31-3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1930">
            <text:p>21930</text:p>
          </table:table-cell>
          <table:table-cell table:style-name="ACE-2" office:value-type="float" office:value="105">
            <text:p>10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56999999999999">
            <text:p>−103.57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6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4099">
            <text:p>24099</text:p>
          </table:table-cell>
          <table:table-cell table:style-name="ACE-2" office:value-type="float" office:value="146">
            <text:p>14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3">
            <text:p>−103.3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6R-1W_48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2340">
            <text:p>2234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3.75">
            <text:p>−103.75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6R-CCW_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7236">
            <text:p>27236</text:p>
          </table:table-cell>
          <table:table-cell table:style-name="ACE-2" office:value-type="float" office:value="76">
            <text:p>76</text:p>
          </table:table-cell>
          <table:table-cell table:style-name="ACE-0" office:value-type="string">
            <text:p>Coral - Goni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13">
            <text:p>−104.13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5A-06R-CCW_0-14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27447">
            <text:p>27447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Coral - Goni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104.13">
            <text:p>−104.13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float" office:value="5.6100000000000003">
            <text:p>5.6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5A-07R-1W_17-1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2264">
            <text:p>22264</text:p>
          </table:table-cell>
          <table:table-cell table:style-name="ACE-2" office:value-type="float" office:value="84">
            <text:p>84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1.92">
            <text:p>−111.92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108-11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1560">
            <text:p>11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5.950000000000003">
            <text:p>−75.95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121-12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760">
            <text:p>1176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6.069999999999993">
            <text:p>−76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1W_121-1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146">
            <text:p>13146</text:p>
          </table:table-cell>
          <table:table-cell table:style-name="ACE-2" office:value-type="float" office:value="66">
            <text:p>6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6.090000000000003">
            <text:p>−76.09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1W_136-14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77">
            <text:p>12677</text:p>
          </table:table-cell>
          <table:table-cell table:style-name="ACE-2" office:value-type="float" office:value="66">
            <text:p>66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6.230000000000004">
            <text:p>−76.23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32-3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0870">
            <text:p>1087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189999999999998">
            <text:p>−64.19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38-4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170">
            <text:p>1117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3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25">
            <text:p>−64.25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51-5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1670">
            <text:p>116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4.370000000000005">
            <text:p>−64.37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float" office:value="41.020000000000003">
            <text:p>41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57-61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1180">
            <text:p>111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5.439999999999998">
            <text:p>−75.44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1W_91-9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366">
            <text:p>13366</text:p>
          </table:table-cell>
          <table:table-cell table:style-name="ACE-2" office:value-type="float" office:value="111">
            <text:p>111</text:p>
          </table:table-cell>
          <table:table-cell table:style-name="ACE-0" office:value-type="string">
            <text:p>Coral - Porites/Mont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5.769999999999996">
            <text:p>−75.77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1R-1W_93-9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1440">
            <text:p>114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5.799999999999997">
            <text:p>−75.8</text:p>
          </table:table-cell>
          <table:table-cell table:style-name="ACE-0" office:value-type="float" office:value="10.07">
            <text:p>10.07</text:p>
          </table:table-cell>
          <table:table-cell table:style-name="ACE-0" office:value-type="float" office:value="10.07">
            <text:p>10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1R-2W_0-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3789">
            <text:p>13789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Coral - Platygy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1.370000000000005">
            <text:p>−71.37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float" office:value="15.050000000000001">
            <text:p>15.0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320">
            <text:p>12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2.980000000000004">
            <text:p>−82.9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2R-1W_13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3720">
            <text:p>13720</text:p>
          </table:table-cell>
          <table:table-cell table:style-name="ACE-2" office:value-type="float" office:value="71">
            <text:p>71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010000000000005">
            <text:p>−83.01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27-3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657">
            <text:p>12657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140000000000001">
            <text:p>−83.14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56-60Algae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828">
            <text:p>12828</text:p>
          </table:table-cell>
          <table:table-cell table:style-name="ACE-2" office:value-type="float" office:value="44">
            <text:p>44</text:p>
          </table:table-cell>
          <table:table-cell table:style-name="ACE-0" office:value-type="string">
            <text:p>Coralline algae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430000000000007">
            <text:p>−83.4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56-60Coral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12711">
            <text:p>12711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430000000000007">
            <text:p>−83.43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58-6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2670">
            <text:p>12670</text:p>
          </table:table-cell>
          <table:table-cell table:style-name="ACE-2" office:value-type="float" office:value="45">
            <text:p>4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480000000000004">
            <text:p>−83.48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6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1950">
            <text:p>1195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2.950000000000003">
            <text:p>−82.95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float" office:value="5.0199999999999996">
            <text:p>5.0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80-82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17160">
            <text:p>17160</text:p>
          </table:table-cell>
          <table:table-cell table:style-name="ACE-2" office:value-type="float" office:value="65">
            <text:p>65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88.659999999999997">
            <text:p>−88.6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13R-1W_13-1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25732">
            <text:p>25732</text:p>
          </table:table-cell>
          <table:table-cell table:style-name="ACE-2" office:value-type="float" office:value="125">
            <text:p>125</text:p>
          </table:table-cell>
          <table:table-cell table:style-name="ACE-0" office:value-type="string">
            <text:p>Coral - Galaxea astre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47">
            <text:p>−116.47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1R-1W_0-9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7381">
            <text:p>7381</text:p>
          </table:table-cell>
          <table:table-cell table:style-name="ACE-2" office:value-type="float" office:value="92">
            <text:p>92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59">
            <text:p>−26.59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1R-1W_27-3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7493">
            <text:p>7493</text:p>
          </table:table-cell>
          <table:table-cell table:style-name="ACE-2" office:value-type="float" office:value="51">
            <text:p>51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850000000000001">
            <text:p>−26.85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1R-1W_27-33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8044">
            <text:p>8044</text:p>
          </table:table-cell>
          <table:table-cell table:style-name="ACE-2" office:value-type="float" office:value="91">
            <text:p>91</text:p>
          </table:table-cell>
          <table:table-cell table:style-name="ACE-0" office:value-type="string">
            <text:p>Coralline algae - aA4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850000000000001">
            <text:p>−26.85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1R-1W_4-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8064">
            <text:p>8064</text:p>
          </table:table-cell>
          <table:table-cell table:style-name="ACE-2" office:value-type="float" office:value="226">
            <text:p>226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609999999999999">
            <text:p>−26.61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1R-1W_53-5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8567">
            <text:p>8567</text:p>
          </table:table-cell>
          <table:table-cell table:style-name="ACE-2" office:value-type="float" office:value="102">
            <text:p>102</text:p>
          </table:table-cell>
          <table:table-cell table:style-name="ACE-0" office:value-type="string">
            <text:p>Coral - Dipsastre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7.09">
            <text:p>−27.09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1R-1W_9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8177">
            <text:p>8177</text:p>
          </table:table-cell>
          <table:table-cell table:style-name="ACE-0" office:value-type="float" office:value="91">
            <text:p>91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26.66">
            <text:p>−26.66</text:p>
          </table:table-cell>
          <table:table-cell table:style-name="ACE-0" office:value-type="float" office:value="41.07">
            <text:p>41.07</text:p>
          </table:table-cell>
          <table:table-cell table:style-name="ACE-0" office:value-type="float" office:value="41.07">
            <text:p>41.07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2R-1W_118-12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698">
            <text:p>10698</text:p>
          </table:table-cell>
          <table:table-cell table:style-name="ACE-2" office:value-type="float" office:value="140">
            <text:p>140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6.759999999999998">
            <text:p>−46.76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2R-1W_17-2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437">
            <text:p>10437</text:p>
          </table:table-cell>
          <table:table-cell table:style-name="ACE-2" office:value-type="float" office:value="83">
            <text:p>8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5.770000000000003">
            <text:p>−45.77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2R-1W_4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9145">
            <text:p>914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?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5.630000000000003">
            <text:p>−45.6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2R-1W_4-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286">
            <text:p>9286</text:p>
          </table:table-cell>
          <table:table-cell table:style-name="ACE-2" office:value-type="float" office:value="57">
            <text:p>57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5.630000000000003">
            <text:p>−45.6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2R-1W_4-13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608">
            <text:p>9608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5.630000000000003">
            <text:p>−45.63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2R-1W_60-7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370">
            <text:p>10370</text:p>
          </table:table-cell>
          <table:table-cell table:style-name="ACE-2" office:value-type="float" office:value="74">
            <text:p>74</text:p>
          </table:table-cell>
          <table:table-cell table:style-name="ACE-0" office:value-type="string">
            <text:p>Coral - Monti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6.240000000000002">
            <text:p>−46.24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float" office:value="5.0099999999999998">
            <text:p>5.01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3R-1W_5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670">
            <text:p>967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7.109999999999999">
            <text:p>−47.11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75">
            <text:p>5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3R-1W_8-1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840">
            <text:p>984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7.149999999999999">
            <text:p>−47.15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75">
            <text:p>5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3R-1W_8-12B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9884">
            <text:p>9884</text:p>
          </table:table-cell>
          <table:table-cell table:style-name="ACE-2" office:value-type="float" office:value="46">
            <text:p>46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47.149999999999999">
            <text:p>−47.15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5.75">
            <text:p>5.75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101-11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75">
            <text:p>11875</text:p>
          </table:table-cell>
          <table:table-cell table:style-name="ACE-2" office:value-type="float" office:value="56">
            <text:p>56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619999999999997">
            <text:p>−53.6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15-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190">
            <text:p>10190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729999999999997">
            <text:p>−52.73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15-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276">
            <text:p>11276</text:p>
          </table:table-cell>
          <table:table-cell table:style-name="ACE-2" office:value-type="float" office:value="53">
            <text:p>5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729999999999997">
            <text:p>−52.73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33-39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345">
            <text:p>10345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909999999999997">
            <text:p>−52.91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34-3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340">
            <text:p>1034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899999999999999">
            <text:p>−52.9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40-4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440">
            <text:p>11440</text:p>
          </table:table-cell>
          <table:table-cell table:style-name="ACE-2" office:value-type="float" office:value="58">
            <text:p>58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979999999999997">
            <text:p>−52.9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54-5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320">
            <text:p>103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Acr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090000000000003">
            <text:p>−53.09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5-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140">
            <text:p>10140</text:p>
          </table:table-cell>
          <table:table-cell table:style-name="ACE-2" office:value-type="float" office:value="50">
            <text:p>50</text:p>
          </table:table-cell>
          <table:table-cell table:style-name="ACE-0" office:value-type="string">
            <text:p>Coral - Acropor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2.609999999999999">
            <text:p>−52.61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60-6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385">
            <text:p>11385</text:p>
          </table:table-cell>
          <table:table-cell table:style-name="ACE-0" office:value-type="float" office:value="54">
            <text:p>54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18">
            <text:p>−53.1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68-71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280">
            <text:p>1028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240000000000002">
            <text:p>−53.24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4R-1W_78-8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655">
            <text:p>11655</text:p>
          </table:table-cell>
          <table:table-cell table:style-name="ACE-2" office:value-type="float" office:value="59">
            <text:p>59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380000000000003">
            <text:p>−53.3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4R-1W_92-9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610">
            <text:p>106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3.479999999999997">
            <text:p>−53.48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float" office:value="3.1200000000000001">
            <text:p>3.12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00-10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293">
            <text:p>12293</text:p>
          </table:table-cell>
          <table:table-cell table:style-name="ACE-2" office:value-type="float" office:value="197">
            <text:p>197</text:p>
          </table:table-cell>
          <table:table-cell table:style-name="ACE-0" office:value-type="string">
            <text:p>Coral - Isopora/Acr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579999999999998">
            <text:p>−56.5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15-1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328">
            <text:p>1232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229999999999997">
            <text:p>−56.2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26-13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317">
            <text:p>12317</text:p>
          </table:table-cell>
          <table:table-cell table:style-name="ACE-2" office:value-type="float" office:value="73">
            <text:p>73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840000000000003">
            <text:p>−56.8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-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746">
            <text:p>11746</text:p>
          </table:table-cell>
          <table:table-cell table:style-name="ACE-2" office:value-type="float" office:value="54">
            <text:p>54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57">
            <text:p>−55.5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17-2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39">
            <text:p>11839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770000000000003">
            <text:p>−55.7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5R-1W_20-2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530">
            <text:p>1053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770000000000003">
            <text:p>−55.77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27-3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88">
            <text:p>11888</text:p>
          </table:table-cell>
          <table:table-cell table:style-name="ACE-2" office:value-type="float" office:value="56">
            <text:p>5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859999999999999">
            <text:p>−55.8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45-4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75">
            <text:p>11875</text:p>
          </table:table-cell>
          <table:table-cell table:style-name="ACE-2" office:value-type="float" office:value="55">
            <text:p>55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">
            <text:p>−5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49-53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900">
            <text:p>11900</text:p>
          </table:table-cell>
          <table:table-cell table:style-name="ACE-2" office:value-type="float" office:value="56">
            <text:p>56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060000000000002">
            <text:p>−56.06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53-6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84">
            <text:p>11884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130000000000003">
            <text:p>−56.13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5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804">
            <text:p>11804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oral - Isopora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5.609999999999999">
            <text:p>−55.6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5R-1W_61-6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829">
            <text:p>11829</text:p>
          </table:table-cell>
          <table:table-cell table:style-name="ACE-2" office:value-type="float" office:value="319">
            <text:p>319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18">
            <text:p>−56.1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5R-1W_61-65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600">
            <text:p>1060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18">
            <text:p>−56.18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5R-1W_98-10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640">
            <text:p>10640</text:p>
          </table:table-cell>
          <table:table-cell table:style-name="ACE-2" office:value-type="float" office:value="60">
            <text:p>6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6.539999999999999">
            <text:p>−56.54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3">
            <text:p>3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0-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0890">
            <text:p>1089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57">
            <text:p>−58.5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1W_103-11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586">
            <text:p>12586</text:p>
          </table:table-cell>
          <table:table-cell table:style-name="ACE-2" office:value-type="float" office:value="90">
            <text:p>9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630000000000003">
            <text:p>−59.6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103-11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050">
            <text:p>1105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630000000000003">
            <text:p>−59.63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120-12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360">
            <text:p>1136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Acropor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759999999999998">
            <text:p>−59.7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1W_16-24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638">
            <text:p>12638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75">
            <text:p>−58.7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39-4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1080">
            <text:p>11080</text:p>
          </table:table-cell>
          <table:table-cell table:style-name="ACE-2" office:value-type="float" office:value="40">
            <text:p>40</text:p>
          </table:table-cell>
          <table:table-cell table:style-name="ACE-0" office:value-type="string">
            <text:p>Coral - Dipsastre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950000000000003">
            <text:p>−58.9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40-4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0990">
            <text:p>10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line algae - aA1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979999999999997">
            <text:p>−58.9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6R-1W_4-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1010">
            <text:p>110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oral - Pocillop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8.609999999999999">
            <text:p>−58.6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1W_80-9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0" office:value-type="float" office:value="12758">
            <text:p>12758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 - Acropora (humilis gpr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409999999999997">
            <text:p>−59.4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2W_10-16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831">
            <text:p>12831</text:p>
          </table:table-cell>
          <table:table-cell table:style-name="ACE-2" office:value-type="float" office:value="77">
            <text:p>7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039999999999999">
            <text:p>−60.0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2W_53-6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819">
            <text:p>12819</text:p>
          </table:table-cell>
          <table:table-cell table:style-name="ACE-2" office:value-type="float" office:value="61">
            <text:p>61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469999999999999">
            <text:p>−60.4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6R-2W_66-80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767">
            <text:p>12767</text:p>
          </table:table-cell>
          <table:table-cell table:style-name="ACE-2" office:value-type="float" office:value="64">
            <text:p>64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640000000000001">
            <text:p>−60.6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7A-07R-1W_33-37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12967">
            <text:p>12967</text:p>
          </table:table-cell>
          <table:table-cell table:style-name="ACE-2" office:value-type="float" office:value="67">
            <text:p>67</text:p>
          </table:table-cell>
          <table:table-cell table:style-name="ACE-0" office:value-type="string">
            <text:p>Coral - Isopor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59.399999999999999">
            <text:p>−59.4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float" office:value="5.0800000000000001">
            <text:p>5.08</text:p>
          </table:table-cell>
          <table:table-cell table:style-name="ACE-0" office:value-type="string">
            <text:p>Yokoyam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4B-10R-1W_14-1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2" office:value-type="float" office:value="28442">
            <text:p>28442</text:p>
          </table:table-cell>
          <table:table-cell table:style-name="ACE-2" office:value-type="float" office:value="111">
            <text:p>111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2.59">
            <text:p>−132.59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75">
            <text:p>2.75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27R-1W_34-3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32461">
            <text:p>32461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Coral - Unknown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2.05000000000001">
            <text:p>−132.05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2R-1W_90-9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4322">
            <text:p>34322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8.780000000000001">
            <text:p>−78.78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149-15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2440">
            <text:p>32440</text:p>
          </table:table-cell>
          <table:table-cell table:style-name="ACE-2" office:value-type="float" office:value="520">
            <text:p>520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9.340000000000003">
            <text:p>−79.34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2R-1W_124-12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4693">
            <text:p>34693</text:p>
          </table:table-cell>
          <table:table-cell table:style-name="ACE-0" office:value-type="float" office:value="577">
            <text:p>577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9.109999999999999">
            <text:p>−79.11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8R-1W_30-3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1563">
            <text:p>31563</text:p>
          </table:table-cell>
          <table:table-cell table:style-name="ACE-2" office:value-type="float" office:value="146">
            <text:p>146</text:p>
          </table:table-cell>
          <table:table-cell table:style-name="ACE-0" office:value-type="string">
            <text:p>Coral - Psammoco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170000000000002">
            <text:p>−94.17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10.06">
            <text:p>10.06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2R-1W_149-150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0080">
            <text:p>30080</text:p>
          </table:table-cell>
          <table:table-cell table:style-name="ACE-2" office:value-type="float" office:value="100">
            <text:p>100</text:p>
          </table:table-cell>
          <table:table-cell table:style-name="ACE-0" office:value-type="string">
            <text:p>Coral - Acropora?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79.340000000000003">
            <text:p>−79.34</text:p>
          </table:table-cell>
          <table:table-cell table:style-name="ACE-0" office:value-type="float" office:value="10.01">
            <text:p>10.01</text:p>
          </table:table-cell>
          <table:table-cell table:style-name="ACE-0" office:value-type="float" office:value="10.01">
            <text:p>10.01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3A-31R-1W_10-1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8000000000001">
            <text:p>146.58</text:p>
          </table:table-cell>
          <table:table-cell table:style-name="ACE-0" office:value-type="float" office:value="38070">
            <text:p>38070</text:p>
          </table:table-cell>
          <table:table-cell table:style-name="ACE-0" office:value-type="float" office:value="181">
            <text:p>181</text:p>
          </table:table-cell>
          <table:table-cell table:style-name="ACE-0" office:value-type="string">
            <text:p>Coral - Cyphastre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36.53">
            <text:p>−136.53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6A-05R-1W_68-69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2" office:value-type="float" office:value="34250">
            <text:p>34250</text:p>
          </table:table-cell>
          <table:table-cell table:style-name="ACE-2" office:value-type="float" office:value="150">
            <text:p>150</text:p>
          </table:table-cell>
          <table:table-cell table:style-name="ACE-0" office:value-type="string">
            <text:p>Coral - Merulinida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540000000000006">
            <text:p>−86.54</text:p>
          </table:table-cell>
          <table:table-cell table:style-name="ACE-0" office:value-type="float" office:value="10.26">
            <text:p>10.26</text:p>
          </table:table-cell>
          <table:table-cell table:style-name="ACE-0" office:value-type="float" office:value="10.26">
            <text:p>10.26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07R-1W_43-48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34682">
            <text:p>34682</text:p>
          </table:table-cell>
          <table:table-cell table:style-name="ACE-2" office:value-type="float" office:value="156">
            <text:p>156</text:p>
          </table:table-cell>
          <table:table-cell table:style-name="ACE-0" office:value-type="string">
            <text:p>Bioclast -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64.5">
            <text:p>−64.5</text:p>
          </table:table-cell>
          <table:table-cell table:style-name="ACE-0" office:value-type="float" office:value="0.88">
            <text:p>0.88</text:p>
          </table:table-cell>
          <table:table-cell table:style-name="ACE-0" office:value-type="float" office:value="0.88">
            <text:p>0.88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4R-1W_73-78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9303">
            <text:p>39303</text:p>
          </table:table-cell>
          <table:table-cell table:style-name="ACE-0" office:value-type="float" office:value="361">
            <text:p>361</text:p>
          </table:table-cell>
          <table:table-cell table:style-name="ACE-0" office:value-type="string">
            <text:p>Coral - Porites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3.609999999999999">
            <text:p>−83.61</text:p>
          </table:table-cell>
          <table:table-cell table:style-name="ACE-0" office:value-type="float" office:value="10.130000000000001">
            <text:p>10.13</text:p>
          </table:table-cell>
          <table:table-cell table:style-name="ACE-0" office:value-type="float" office:value="10.130000000000001">
            <text:p>10.13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5R-1W_3-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39924">
            <text:p>39924</text:p>
          </table:table-cell>
          <table:table-cell table:style-name="ACE-0" office:value-type="float" office:value="348">
            <text:p>34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5.900000000000006">
            <text:p>−85.9</text:p>
          </table:table-cell>
          <table:table-cell table:style-name="ACE-0" office:value-type="float" office:value="10.26">
            <text:p>10.26</text:p>
          </table:table-cell>
          <table:table-cell table:style-name="ACE-0" office:value-type="float" office:value="10.26">
            <text:p>10.26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5R-1W_60-6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41419">
            <text:p>41419</text:p>
          </table:table-cell>
          <table:table-cell table:style-name="ACE-0" office:value-type="float" office:value="705">
            <text:p>705</text:p>
          </table:table-cell>
          <table:table-cell table:style-name="ACE-0" office:value-type="string">
            <text:p>Coral - Merulinidae (Dipsastrea?)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86.480000000000004">
            <text:p>−86.48</text:p>
          </table:table-cell>
          <table:table-cell table:style-name="ACE-0" office:value-type="float" office:value="10.26">
            <text:p>10.26</text:p>
          </table:table-cell>
          <table:table-cell table:style-name="ACE-0" office:value-type="float" office:value="10.26">
            <text:p>10.26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325-M0057A-10R-1W_8-12</text:p>
          </table:table-cell>
          <table:table-cell table:style-name="ACE-0" office:value-type="float" office:value="-17.109999999999999">
            <text:p>−17.11</text:p>
          </table:table-cell>
          <table:table-cell table:style-name="ACE-0" office:value-type="float" office:value="146.56">
            <text:p>146.56</text:p>
          </table:table-cell>
          <table:table-cell table:style-name="ACE-2" office:value-type="float" office:value="41180">
            <text:p>41180</text:p>
          </table:table-cell>
          <table:table-cell table:style-name="ACE-2" office:value-type="float" office:value="400">
            <text:p>400</text:p>
          </table:table-cell>
          <table:table-cell table:style-name="ACE-0" office:value-type="string">
            <text:p>Coralline algae - aA2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10">
            <text:p>1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60.649999999999999">
            <text:p>−60.65</text:p>
          </table:table-cell>
          <table:table-cell table:style-name="ACE-0" office:value-type="float" office:value="10.039999999999999">
            <text:p>10.04</text:p>
          </table:table-cell>
          <table:table-cell table:style-name="ACE-0" office:value-type="float" office:value="10.039999999999999">
            <text:p>10.04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8R-1W_90-95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49915">
            <text:p>49915</text:p>
          </table:table-cell>
          <table:table-cell table:style-name="ACE-0" office:value-type="float" office:value="319">
            <text:p>319</text:p>
          </table:table-cell>
          <table:table-cell table:style-name="ACE-0" office:value-type="string">
            <text:p>Coral - Dipsastrea pallida gr.?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75">
            <text:p>−94.75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10.06">
            <text:p>10.06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08R-1W_103-107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50200">
            <text:p>50200</text:p>
          </table:table-cell>
          <table:table-cell table:style-name="ACE-0" office:value-type="float" office:value="274">
            <text:p>274</text:p>
          </table:table-cell>
          <table:table-cell table:style-name="ACE-0" office:value-type="string">
            <text:p>Coral - Dipsastrea pallida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0">
            <text:p>0</text:p>
          </table:table-cell>
          <table:table-cell table:style-name="ACE-0" office:value-type="float" office:value="-94.900000000000006">
            <text:p>−94.9</text:p>
          </table:table-cell>
          <table:table-cell table:style-name="ACE-0" office:value-type="float" office:value="10.06">
            <text:p>10.06</text:p>
          </table:table-cell>
          <table:table-cell table:style-name="ACE-0" office:value-type="float" office:value="10.06">
            <text:p>10.06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13R-CCW_4-1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61929">
            <text:p>61929</text:p>
          </table:table-cell>
          <table:table-cell table:style-name="ACE-0" office:value-type="float" office:value="358">
            <text:p>358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42">
            <text:p>−116.42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13R-1W_43-46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63079">
            <text:p>63079</text:p>
          </table:table-cell>
          <table:table-cell table:style-name="ACE-0" office:value-type="float" office:value="365">
            <text:p>365</text:p>
          </table:table-cell>
          <table:table-cell table:style-name="ACE-0" office:value-type="string">
            <text:p>Coral - Porites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3">
            <text:p>−116.3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>
          <table:table-cell table:style-name="ACE-0" office:value-type="string">
            <text:p>Cairns</text:p>
          </table:table-cell>
          <table:table-cell table:style-name="ACE-0" office:value-type="string">
            <text:p>U-Th</text:p>
          </table:table-cell>
          <table:table-cell table:style-name="ACE-0" office:value-type="string">
            <text:p>325-M0056A-13R-2W_2-3</text:p>
          </table:table-cell>
          <table:table-cell table:style-name="ACE-0" office:value-type="float" office:value="-17.100000000000001">
            <text:p>−17.1</text:p>
          </table:table-cell>
          <table:table-cell table:style-name="ACE-0" office:value-type="float" office:value="146.56999999999999">
            <text:p>146.57</text:p>
          </table:table-cell>
          <table:table-cell table:style-name="ACE-0" office:value-type="float" office:value="83300">
            <text:p>83300</text:p>
          </table:table-cell>
          <table:table-cell table:style-name="ACE-0" office:value-type="float" office:value="1300">
            <text:p>1300</text:p>
          </table:table-cell>
          <table:table-cell table:style-name="ACE-0" office:value-type="string">
            <text:p>Coral/bivalve - Coral/bivalve</text:p>
          </table:table-cell>
          <table:table-cell table:style-name="ACE-0" office:value-type="string">
            <text:p>U-Th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1">
            <text:p>−1</text:p>
          </table:table-cell>
          <table:table-cell table:style-name="ACE-0" office:value-type="float" office:value="-116.36">
            <text:p>−116.36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float" office:value="2.3900000000000001">
            <text:p>2.39</text:p>
          </table:table-cell>
          <table:table-cell table:style-name="ACE-0" office:value-type="string">
            <text:p>YokoyamaEtal2018</text:p>
          </table:table-cell>
          <table:table-cell table:number-columns-repeated="231" table:style-name="ACE-0"/>
          <table:table-cell table:number-columns-repeated="9" table:style-name="Gnumeric-default"/>
        </table:table-row>
        <table:table-row table:style-name="AROW-1" table:number-rows-repeated="310">
          <table:table-cell table:number-columns-repeated="256"/>
        </table:table-row>
        <table:table-row table:style-name="AROW-0" table:number-rows-repeated="64952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254">
          <gnm:selection gnm:start-col="0" gnm:start-row="254" gnm:end-col="15" gnm:end-row="27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09:2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